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0.811cm" style:rel-column-width="460*"/>
    </style:style>
    <style:style style:name="Tabla1.B" style:family="table-column">
      <style:table-column-properties style:column-width="2.469cm" style:rel-column-width="1400*"/>
    </style:style>
    <style:style style:name="Tabla1.C" style:family="table-column">
      <style:table-column-properties style:column-width="3.094cm" style:rel-column-width="1754*"/>
    </style:style>
    <style:style style:name="Tabla1.D" style:family="table-column">
      <style:table-column-properties style:column-width="1.792cm" style:rel-column-width="1016*"/>
    </style:style>
    <style:style style:name="Tabla1.E" style:family="table-column">
      <style:table-column-properties style:column-width="2.593cm" style:rel-column-width="1470*"/>
    </style:style>
    <style:style style:name="Tabla1.F" style:family="table-column">
      <style:table-column-properties style:column-width="3.933cm" style:rel-column-width="2230*"/>
    </style:style>
    <style:style style:name="Tabla1.G" style:family="table-column">
      <style:table-column-properties style:column-width="2.307cm" style:rel-column-width="1308*"/>
    </style:style>
    <style:style style:name="Tabla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1.G1" style:family="table-cell">
      <style:table-cell-properties fo:background-color="#ffffff" fo:padding="0.097cm" fo:border="0.002cm solid #000000">
        <style:background-image/>
      </style:table-cell-properties>
    </style:style>
    <style:style style:name="Tabla1.A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1.B2" style:family="table-cell">
      <style:table-cell-properties fo:background-color="#ffffff" fo:padding="0.097cm" fo:border-left="0.002cm solid #000000" fo:border-right="none" fo:border-top="none" fo:border-bottom="0.002cm solid #000000">
        <style:background-image/>
      </style:table-cell-properties>
    </style:style>
    <style:style style:name="Tabla1.G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paragraph-properties fo:break-before="page"/>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size="8pt" fo:font-weight="bold" style:font-size-asian="8pt" style:font-weight-asian="bold" style:font-size-complex="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as Lore</text:p>
      <text:p text:style-name="Standard"/>
      <text:p text:style-name="Standard"/>
      <text:p text:style-name="Standard">Objetivo juego</text:p>
      <text:p text:style-name="Standard">El protagonista está atrapado en un bucle temporal. Gracias a la experimentación obtiene contenido que usa para llegar a sitios más lejanos al santuario inicial y aprender sobre la naturaleza del bucle y sobre como detenerlo. Para acabar el juego:</text:p>
      <text:list xml:id="list3852174946159305900" text:style-name="L2">
        <text:list-item>
          <text:p text:style-name="P2">Hay varias lugares donde hacerlo</text:p>
        </text:list-item>
        <text:list-item>
          <text:p text:style-name="P2">En cada lugar, hay varias formas de hacerlo</text:p>
        </text:list-item>
        <text:list-item>
          <text:p text:style-name="P2">Las acciones que hagas durante ese bucle afectan al final</text:p>
        </text:list-item>
      </text:list>
      <text:p text:style-name="Standard"/>
      <text:p text:style-name="Standard">El mundo y la isla</text:p>
      <text:p text:style-name="Standard">El mundo es un mundo de fantasía genérico tipo Final Fantasy (los primeros), pero no se habla demasiado sobre lo que ocurre fuera de la isla ya que no es importante. La isla en la que sucede el juego ha surgido recientemente del océano, y actualmente se encuentra habitada por unos científicos que la están investigando. Consiste principalmente en un volcán gigante, pero también tiene otros microclimas por causas misteriosas (aprendidas durante el juego).</text:p>
      <text:p text:style-name="Standard"/>
      <text:p text:style-name="Standard">Historia</text:p>
      <text:p text:style-name="Standard">Hay dos facciones en conflicto:</text:p>
      <text:list xml:id="list6587838955137583834" text:style-name="L3">
        <text:list-item>
          <text:p text:style-name="P3">Gaia, el espíritu del planeta que periódicamente levanta que el volcán entre en erupción y extermina la mayor parte de la vida en la superficie para que algo nuevo surja (inspirado en los segadores de Mass Effect)</text:p>
        </text:list-item>
        <text:list-item>
          <text:p text:style-name="P3">Los precursores (The Precursors), la civilización (o civilizaciones??) que habitó el mundo antes de la era actual, y gracias a los cuales podemos avanzar un poco más lejos que ellos en el entendimiento sobre la erupción y cómo detenerla (inspirado en Numenera y Outer Wilds).</text:p>
        </text:list-item>
      </text:list>
      <text:p text:style-name="Standard">Ninguna de estas facciones es buena o mala, simplemente luchan por su superviencia y ofrecen puntos de vista distintos (y argumentos para apoyar su existencia/dominio sobre la otra facción). El jugador es el que tiene que decidir cuál de las dos apoyar. Además, si también quiere salvar a los humanos que residen actualmente en la isla, deberá hacer algo más (que requiera mayor dificultad), equivalente a obtener un final “mejor”. Y además, si quiere desbloquear un final “perfecto” debe averiguar el conjunto de acciones que permitan desbloquear el final además de realizar las acciones que necesitan esas personas (tipo rescatar a alguien, o curar a un enfermo), ya que si no lo haces estas historias acaban mal pese a conseguir el final bueno.</text:p>
      <text:p text:style-name="Standard"/>
      <text:p text:style-name="Standard">Lista precursores (ordenados cronológicamente, según tecnología). La idea es que los restos de las civilizaciones más recientes se encuentran más alejadas del punto inicial, ya que pudieron llegar más lejos que las anteriores. Además, al ser más recientes se encuentran más conservadas y dan más información (o una versión más completa de información ya conocida).</text:p>
      <text:list xml:id="list8973984424528613772" text:style-name="L10">
        <text:list-item>
          <text:p text:style-name="P10">Materiales: zircoxita. Permiten dejar información a las siguientes civs.</text:p>
        </text:list-item>
        <text:list-item>
          <text:p text:style-name="P10">Ecología y clima: árboles. Permite crear un clima propicio para crear antídoto.</text:p>
        </text:list-item>
        <text:list-item>
          <text:p text:style-name="P10">Biotecnología y síntesis de sustancias: Permite acelerar el crecimiento anterior y crear antídoto a tiempo.</text:p>
        </text:list-item>
        <text:list-item>
          <text:p text:style-name="P10">Termodinámica: hielo. Permite congelar a golems sin destruirlos.</text:p>
        </text:list-item>
        <text:list-item>
          <text:p text:style-name="P10">Gravedad: levitación. Permite llegar a islas, incluyendo la secreta.</text:p>
        </text:list-item>
        <text:list-item>
          <text:p text:style-name="P10">Teleportación y transmisión: permite llegar al cráter y transmitir señales a distancia.</text:p>
        </text:list-item>
        <text:list-item>
          <text:p text:style-name="P10">Tiempo: permite generar bucle temporal en isla secreta.</text:p>
        </text:list-item>
        <text:list-item>
          <text:p text:style-name="P10">Actual: destrucción (hacha, bombas). Permite finalizar el bucle de distintas formas.</text:p>
        </text:list-item>
      </text:list>
      <text:p text:style-name="Standard"/>
      <text:p text:style-name="Standard"/>
      <text:p text:style-name="P11">Tabla con generaciones y datos (ordenadas de más pronto a más tarde en el juego, orientativo)</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2">Gen.</text:p>
          </table:table-cell>
          <table:table-cell table:style-name="Tabla1.A1" office:value-type="string">
            <text:p text:style-name="P12">Tecnología</text:p>
          </table:table-cell>
          <table:table-cell table:style-name="Tabla1.A1" office:value-type="string">
            <text:p text:style-name="P12">Herramienta(s)</text:p>
          </table:table-cell>
          <table:table-cell table:style-name="Tabla1.A1" office:value-type="string">
            <text:p text:style-name="P12">Lugar</text:p>
          </table:table-cell>
          <table:table-cell table:style-name="Tabla1.A1" office:value-type="string">
            <text:p text:style-name="P12">Impacto en isla/prota</text:p>
          </table:table-cell>
          <table:table-cell table:style-name="Tabla1.A1" office:value-type="string">
            <text:p text:style-name="P12">Lore</text:p>
          </table:table-cell>
          <table:table-cell table:style-name="Tabla1.G1" office:value-type="string">
            <text:p text:style-name="P12">Info importante</text:p>
          </table:table-cell>
        </table:table-row>
        <table:table-row>
          <table:table-cell table:style-name="Tabla1.A2" office:value-type="float" office:value="8">
            <text:p text:style-name="P12">8</text:p>
          </table:table-cell>
          <table:table-cell table:style-name="Tabla1.B2" office:value-type="string">
            <text:p text:style-name="P12">Destrucción(actual)</text:p>
          </table:table-cell>
          <table:table-cell table:style-name="Tabla1.B2" office:value-type="string">
            <text:p text:style-name="P12">Bombas</text:p>
          </table:table-cell>
          <table:table-cell table:style-name="Tabla1.B2" office:value-type="string">
            <text:p text:style-name="P12">Asentamiento</text:p>
            <text:p text:style-name="P12">( + varios)</text:p>
          </table:table-cell>
          <table:table-cell table:style-name="Tabla1.B2" office:value-type="string">
            <text:p text:style-name="P12">Empatía/decisión</text:p>
          </table:table-cell>
          <table:table-cell table:style-name="Tabla1.B2" office:value-type="string">
            <text:p text:style-name="P12">La isla era submarina</text:p>
            <text:p text:style-name="P12">Climas artificiales</text:p>
            <text:p text:style-name="P12">Precursores avanzados</text:p>
            <text:p text:style-name="P12">Tecnologías variadas</text:p>
            <text:p text:style-name="P12">Precursores múltiples</text:p>
          </table:table-cell>
          <table:table-cell table:style-name="Tabla1.G2" office:value-type="string">
            <text:p text:style-name="P12"/>
          </table:table-cell>
        </table:table-row>
        <table:table-row>
          <table:table-cell table:style-name="Tabla1.A2" office:value-type="float" office:value="1">
            <text:p text:style-name="P12">1</text:p>
          </table:table-cell>
          <table:table-cell table:style-name="Tabla1.B2" office:value-type="string">
            <text:p text:style-name="P12">Materiales</text:p>
          </table:table-cell>
          <table:table-cell table:style-name="Tabla1.B2" office:value-type="string">
            <text:p text:style-name="P12">Hacha (NPC drop)</text:p>
          </table:table-cell>
          <table:table-cell table:style-name="Tabla1.B2" office:value-type="string">
            <text:p text:style-name="P12">Santuario</text:p>
          </table:table-cell>
          <table:table-cell table:style-name="Tabla1.B2" office:value-type="string">
            <text:p text:style-name="P12">Conservar info</text:p>
          </table:table-cell>
          <table:table-cell table:style-name="Tabla1.B2" office:value-type="string">
            <text:p text:style-name="P12">Zircoxita resiste</text:p>
            <text:p text:style-name="P13">Dejad mensajes al futuro</text:p>
          </table:table-cell>
          <table:table-cell table:style-name="Tabla1.G2" office:value-type="string">
            <text:p text:style-name="P12"/>
          </table:table-cell>
        </table:table-row>
        <table:table-row>
          <table:table-cell table:style-name="Tabla1.A2" office:value-type="float" office:value="2">
            <text:p text:style-name="P12">2</text:p>
          </table:table-cell>
          <table:table-cell table:style-name="Tabla1.B2" office:value-type="string">
            <text:p text:style-name="P12">Ecología/clima</text:p>
          </table:table-cell>
          <table:table-cell table:style-name="Tabla1.B2" office:value-type="string">
            <text:p text:style-name="P12">Semilla/baya</text:p>
          </table:table-cell>
          <table:table-cell table:style-name="Tabla1.B2" office:value-type="string">
            <text:p text:style-name="P12">Bosque</text:p>
          </table:table-cell>
          <table:table-cell table:style-name="Tabla1.B2" office:value-type="string">
            <text:p text:style-name="P12">Habitable(futuro)</text:p>
          </table:table-cell>
          <table:table-cell table:style-name="Tabla1.B2" office:value-type="string">
            <text:p text:style-name="P12">El volcán es letal</text:p>
            <text:p text:style-name="P13">La cooperación es la clave</text:p>
          </table:table-cell>
          <table:table-cell table:style-name="Tabla1.G2" office:value-type="string">
            <text:p text:style-name="P12"/>
          </table:table-cell>
        </table:table-row>
        <table:table-row>
          <table:table-cell table:style-name="Tabla1.A2" office:value-type="float" office:value="3">
            <text:p text:style-name="P12">3</text:p>
          </table:table-cell>
          <table:table-cell table:style-name="Tabla1.B2" office:value-type="string">
            <text:p text:style-name="P12">Biotec/química</text:p>
          </table:table-cell>
          <table:table-cell table:style-name="Tabla1.B2" office:value-type="string">
            <text:p text:style-name="P12">Agua</text:p>
          </table:table-cell>
          <table:table-cell table:style-name="Tabla1.B2" office:value-type="string">
            <text:p text:style-name="P12">Desierto</text:p>
          </table:table-cell>
          <table:table-cell table:style-name="Tabla1.B2" office:value-type="string">
            <text:p text:style-name="P12">Habitable(presente)</text:p>
          </table:table-cell>
          <table:table-cell table:style-name="Tabla1.B2" office:value-type="string">
            <text:p text:style-name="P12">Volcán vivo</text:p>
            <text:p text:style-name="P13">Necesitamos un agente vivo (golem)</text:p>
          </table:table-cell>
          <table:table-cell table:style-name="Tabla1.G2" office:value-type="string">
            <text:p text:style-name="P12"/>
          </table:table-cell>
        </table:table-row>
        <table:table-row>
          <table:table-cell table:style-name="Tabla1.A2" office:value-type="float" office:value="4">
            <text:p text:style-name="P12">4</text:p>
          </table:table-cell>
          <table:table-cell table:style-name="Tabla1.B2" office:value-type="string">
            <text:p text:style-name="P12">Termodinámica</text:p>
          </table:table-cell>
          <table:table-cell table:style-name="Tabla1.B2" office:value-type="string">
            <text:p text:style-name="P12">Congelador</text:p>
          </table:table-cell>
          <table:table-cell table:style-name="Tabla1.B2" office:value-type="string">
            <text:p text:style-name="P12">Hielo</text:p>
          </table:table-cell>
          <table:table-cell table:style-name="Tabla1.B2" office:value-type="string">
            <text:p text:style-name="P12">Captura golem</text:p>
          </table:table-cell>
          <table:table-cell table:style-name="Tabla1.B2" office:value-type="string">
            <text:p text:style-name="P12">Volcán exterminador</text:p>
            <text:p text:style-name="P12">El hielo puede congelar golem</text:p>
            <text:p text:style-name="P12"/>
          </table:table-cell>
          <table:table-cell table:style-name="Tabla1.G2" office:value-type="string">
            <text:p text:style-name="P12"/>
          </table:table-cell>
        </table:table-row>
        <table:table-row>
          <table:table-cell table:style-name="Tabla1.A2" office:value-type="float" office:value="5">
            <text:p text:style-name="P12">5</text:p>
          </table:table-cell>
          <table:table-cell table:style-name="Tabla1.B2" office:value-type="string">
            <text:p text:style-name="P12">Gravedad</text:p>
          </table:table-cell>
          <table:table-cell table:style-name="Tabla1.B2" office:value-type="string">
            <text:p text:style-name="P12">Levitador</text:p>
          </table:table-cell>
          <table:table-cell table:style-name="Tabla1.B2" office:value-type="string">
            <text:p text:style-name="P12">Isla sureste</text:p>
          </table:table-cell>
          <table:table-cell table:style-name="Tabla1.B2" office:value-type="string">
            <text:p text:style-name="P12">Transporte golem</text:p>
          </table:table-cell>
          <table:table-cell table:style-name="Tabla1.B2" office:value-type="string">
            <text:p text:style-name="P12">Volcan es un rival</text:p>
            <text:p text:style-name="P12">El prota es un gólem</text:p>
            <text:p text:style-name="P12">Golem es débil tras congelarse</text:p>
            <text:p text:style-name="P12">Prota es débil</text:p>
          </table:table-cell>
          <table:table-cell table:style-name="Tabla1.G2" office:value-type="string">
            <text:p text:style-name="P12"/>
          </table:table-cell>
        </table:table-row>
        <table:table-row>
          <table:table-cell table:style-name="Tabla1.A2" office:value-type="float" office:value="6">
            <text:p text:style-name="P12">6</text:p>
          </table:table-cell>
          <table:table-cell table:style-name="Tabla1.B2" office:value-type="string">
            <text:p text:style-name="P12">Espacio y señales</text:p>
          </table:table-cell>
          <table:table-cell table:style-name="Tabla1.B2" office:value-type="string">
            <text:p text:style-name="P12">Teleportador</text:p>
          </table:table-cell>
          <table:table-cell table:style-name="Tabla1.B2" office:value-type="string">
            <text:p text:style-name="P12">Isla suroeste</text:p>
          </table:table-cell>
          <table:table-cell table:style-name="Tabla1.B2" office:value-type="string">
            <text:p text:style-name="P12">Memoria golem</text:p>
          </table:table-cell>
          <table:table-cell table:style-name="Tabla1.B2" office:value-type="string">
            <text:p text:style-name="P12">Erupciones periódicas</text:p>
            <text:p text:style-name="P12">Prota conserva memoria</text:p>
          </table:table-cell>
          <table:table-cell table:style-name="Tabla1.G2" office:value-type="string">
            <text:p text:style-name="P12">Causa en cráter</text:p>
          </table:table-cell>
        </table:table-row>
        <table:table-row>
          <table:table-cell table:style-name="Tabla1.A2" office:value-type="float" office:value="7">
            <text:p text:style-name="P12">7</text:p>
          </table:table-cell>
          <table:table-cell table:style-name="Tabla1.B2" office:value-type="string">
            <text:p text:style-name="P12">Tiempo</text:p>
          </table:table-cell>
          <table:table-cell table:style-name="Tabla1.B2" office:value-type="string">
            <text:p text:style-name="P12">Potenciador</text:p>
          </table:table-cell>
          <table:table-cell table:style-name="Tabla1.B2" office:value-type="string">
            <text:p text:style-name="P12">Fortaleza/</text:p>
            <text:p text:style-name="P12">isla oculta</text:p>
          </table:table-cell>
          <table:table-cell table:style-name="Tabla1.B2" office:value-type="string">
            <text:p text:style-name="P12">Conservar memoria</text:p>
          </table:table-cell>
          <table:table-cell table:style-name="Tabla1.B2" office:value-type="string">
            <text:p text:style-name="P12">Precursor temporal</text:p>
            <text:p text:style-name="P12">Romper el bucle</text:p>
            <text:p text:style-name="P12">Causa del bucle</text:p>
            <text:p text:style-name="P12">Consecuencias del bucle</text:p>
            <text:p text:style-name="P12">Prota es instrumento</text:p>
          </table:table-cell>
          <table:table-cell table:style-name="Tabla1.G2" office:value-type="string">
            <text:p text:style-name="P12">Plataforma eterna</text:p>
            <text:p text:style-name="P12">Isla oculta</text:p>
          </table:table-cell>
        </table:table-row>
        <table:table-row>
          <table:table-cell table:style-name="Tabla1.A2" office:value-type="float" office:value="0">
            <text:p text:style-name="P12">0</text:p>
          </table:table-cell>
          <table:table-cell table:style-name="Tabla1.B2" office:value-type="string">
            <text:p text:style-name="P12">Volcán (Gaia)</text:p>
          </table:table-cell>
          <table:table-cell table:style-name="Tabla1.B2" office:value-type="string">
            <text:p text:style-name="P12">Finales A</text:p>
          </table:table-cell>
          <table:table-cell table:style-name="Tabla1.B2" office:value-type="string">
            <text:p text:style-name="P12">Cráter</text:p>
          </table:table-cell>
          <table:table-cell table:style-name="Tabla1.B2" office:value-type="string">
            <text:p text:style-name="P12">Crear isla y prota</text:p>
          </table:table-cell>
          <table:table-cell table:style-name="Tabla1.B2" office:value-type="string">
            <text:p text:style-name="P12">Civilizaciones nocivas</text:p>
            <text:p text:style-name="P12">Precursores violentos</text:p>
          </table:table-cell>
          <table:table-cell table:style-name="Tabla1.G2" office:value-type="string">
            <text:p text:style-name="P12"/>
          </table:table-cell>
        </table:table-row>
        <table:table-row>
          <table:table-cell table:style-name="Tabla1.B2" office:value-type="string">
            <text:p text:style-name="P12">7plus</text:p>
          </table:table-cell>
          <table:table-cell table:style-name="Tabla1.B2" office:value-type="string">
            <text:p text:style-name="P12"><text:s/>(Cronos)</text:p>
          </table:table-cell>
          <table:table-cell table:style-name="Tabla1.B2" office:value-type="string">
            <text:p text:style-name="P12">Finales B</text:p>
          </table:table-cell>
          <table:table-cell table:style-name="Tabla1.B2" office:value-type="string">
            <text:p text:style-name="P12"/>
          </table:table-cell>
          <table:table-cell table:style-name="Tabla1.B2" office:value-type="string">
            <text:p text:style-name="P12"/>
          </table:table-cell>
          <table:table-cell table:style-name="Tabla1.B2" office:value-type="string">
            <text:p text:style-name="P12"/>
          </table:table-cell>
          <table:table-cell table:style-name="Tabla1.G2" office:value-type="string">
            <text:p text:style-name="P12"/>
          </table:table-cell>
        </table:table-row>
        <table:table-row>
          <table:table-cell table:style-name="Tabla1.A2">
            <text:p text:style-name="P12"/>
          </table:table-cell>
          <table:table-cell table:style-name="Tabla1.B2" office:value-type="string">
            <text:p text:style-name="P12"/>
          </table:table-cell>
          <table:table-cell table:style-name="Tabla1.B2" office:value-type="string">
            <text:p text:style-name="P12"/>
          </table:table-cell>
          <table:table-cell table:style-name="Tabla1.B2" office:value-type="string">
            <text:p text:style-name="P12"/>
          </table:table-cell>
          <table:table-cell table:style-name="Tabla1.B2" office:value-type="string">
            <text:p text:style-name="P12"/>
          </table:table-cell>
          <table:table-cell table:style-name="Tabla1.B2" office:value-type="string">
            <text:p text:style-name="P12"/>
          </table:table-cell>
          <table:table-cell table:style-name="Tabla1.G2" office:value-type="string">
            <text:p text:style-name="P12"/>
          </table:table-cell>
        </table:table-row>
        <table:table-row>
          <table:table-cell table:style-name="Tabla1.B2" office:value-type="string">
            <text:p text:style-name="P12">??</text:p>
          </table:table-cell>
          <table:table-cell table:style-name="Tabla1.B2" office:value-type="string">
            <text:p text:style-name="P12">TBD</text:p>
          </table:table-cell>
          <table:table-cell table:style-name="Tabla1.B2" office:value-type="string">
            <text:p text:style-name="P12">-</text:p>
          </table:table-cell>
          <table:table-cell table:style-name="Tabla1.B2" office:value-type="string">
            <text:p text:style-name="P12">-</text:p>
          </table:table-cell>
          <table:table-cell table:style-name="Tabla1.B2" office:value-type="string">
            <text:p text:style-name="P12">-</text:p>
          </table:table-cell>
          <table:table-cell table:style-name="Tabla1.B2" office:value-type="string">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cell table:style-name="Tabla1.G2" office:value-type="string">
            <text:p text:style-name="P12"/>
          </table:table-cell>
        </table:table-row>
      </table:table>
      <text:p text:style-name="Standard"/>
      <text:p text:style-name="Standard"/>
      <text:p text:style-name="Standard"/>
      <text:p text:style-name="Standard">Lugares donde poner exposición importante:</text:p>
      <text:list xml:id="list6070154039802129528" text:style-name="L1">
        <text:list-item>
          <text:p text:style-name="P1">Laboratorio gravedad</text:p>
        </text:list-item>
        <text:list-item>
          <text:p text:style-name="P1">Laboratorio teleportación</text:p>
        </text:list-item>
        <text:list-item>
          <text:p text:style-name="P1">Ruinas bosque</text:p>
        </text:list-item>
        <text:list-item>
          <text:p text:style-name="P1">Ruinas templo</text:p>
        </text:list-item>
        <text:list-item>
          <text:p text:style-name="P1">Fortaleza</text:p>
        </text:list-item>
        <text:list-item>
          <text:p text:style-name="P1">Cráter (Gaia):</text:p>
        </text:list-item>
        <text:list-item>
          <text:p text:style-name="P1">Isla secreta (Cronos):</text:p>
        </text:list-item>
      </text:list>
      <text:p text:style-name="Standard"/>
      <text:p text:style-name="Standard"><text:soft-page-break/>LORE: Piezas de información a conocer (sin un orden en concreto??) [LUGAR SUGERIDO]</text:p>
      <text:p text:style-name="Standard">LUGARES SUGERIDOS: RUINAS X / NPC / GAIA / CHRONOS</text:p>
      <text:p text:style-name="Standard"/>
      <text:list xml:id="list5744560859175299357" text:style-name="L4">
        <text:list-item>
          <text:p text:style-name="P4">El volcán es letal: La erupción del volcán mata todo lo que hay en la isla y el 99% de los seres vivos del planeta. Solo sobreviven las formas de vida menos avanzadas (o protegidas). RUINAS</text:p>
        </text:list-item>
        <text:list-item>
          <text:p text:style-name="P4">La isla era submarina:La isla se encuentra oculta bajo el mar, y surge unos días antes de entrar en erupción. NPC</text:p>
        </text:list-item>
        <text:list-item>
          <text:p text:style-name="P4">Climas artificiales: La isla no debería tener tanta variedad de zonas con climas distintos: hay algo que es la causa NPC</text:p>
        </text:list-item>
        <text:list-item>
          <text:p text:style-name="P4">Erupciones periódicas: El volcán entra en erupción periódicamente, a intervalos sospechosamente regulares. RUINAS</text:p>
        </text:list-item>
        <text:list-item>
          <text:p text:style-name="P4">Zircoxita resiste: Lo único que sobrevive al volcán es la Zircoxita, un material de origen desconocido empleado en algunas ruinas de la isla. NPC-&gt;RUINAS</text:p>
        </text:list-item>
        <text:list-item>
          <text:p text:style-name="P4">Precursores avanzados: Los avances tecnológicos encontrados fueron dejadas por los precursores. Las tecnologías de los precursores son mucho más avanzadas que las de la civilización actual.NPC</text:p>
        </text:list-item>
        <text:list-item>
          <text:p text:style-name="P4">Precursores múltiples: Los precursores no son una única civilización, sino que son civilizaciones distintas a lo largo del tiempo RUINAS</text:p>
        </text:list-item>
        <text:list-item>
          <text:p text:style-name="P4">Volcán exterminador: Todas las generaciones de los precursores fueron exterminadas por la erupción del volcán RUINAS</text:p>
        </text:list-item>
        <text:list-item>
          <text:p text:style-name="P4">Volcán vivo: el volcán tiene “vida propia”</text:p>
        </text:list-item>
        <text:list-item>
          <text:p text:style-name="P4">Tecnologías variadas: Entre las tecnologías de los precursores se encuentran: fuerzas antigravitatorias, biotecnología, cambios en el clima, termodinámica y manipulación temporal. NPC/RUINAS</text:p>
        </text:list-item>
        <text:list-item>
          <text:p text:style-name="P4">Precursor temporal: La civilización anterior es la responsable de crear el bucle temporal. RUINAS TEMP</text:p>
        </text:list-item>
        <text:list-item>
          <text:p text:style-name="P4">Romper el bucle: Con la ayuda del protagonista, la civilización anterior podría “revivir” (se podría volver a la línea temporal anterior).RUINAS</text:p>
        </text:list-item>
        <text:list-item>
          <text:p text:style-name="P4">Civilizaciones nocivas: El argumento de Gaia para exterminar a los seres vivos es la posible destrucción del planeta y la “patogenicidad” de las sociedades avanzadas (como explica Smith en Matrix).GAIA</text:p>
        </text:list-item>
        <text:list-item>
          <text:p text:style-name="P4">Precursores violentos: En todas las civilizaciones, el conflicto intraespecie es el principal motivador para el progreso tecnológico. Esto significa que, cuanto más avanzada la especie, mayor tendencia tiene a establecer dominio sobre otras formas de vida (incluyendo la civilización actual).RUINAS-&gt;GAIA</text:p>
        </text:list-item>
        <text:list-item>
          <text:p text:style-name="P4">Causa del bucle: En algún lugar cercano al volcán se encuentra la causa del bucle. Cuando la lava alcanza este lugar, el bucle se restaura.RUINAS TEMP</text:p>
        </text:list-item>
        <text:list-item>
          <text:p text:style-name="P4">Consecuencias del bucle: El protagonista vuelve al lugar inicial cuando muere (o si consigue sobrevivir a la causa del bucle) porque el bucle se restaura independientemente de lo que le pase.RUINAS TEMP</text:p>
        </text:list-item>
        <text:list-item>
          <text:p text:style-name="P4">El prota es un gólem: El protagonista es uno de los dos gólem creados por Gaia para detener las civilizaciones que pudiesen interferir con ella.NPC-&gt;RUINAS-&gt;GAIA/CRONOS</text:p>
        </text:list-item>
        <text:list-item>
          <text:p text:style-name="P4">Precursores adaptaron gólem: Cada una de las civilizaciones anteriores ha modificado al protagonista (y la isla, en general) para que la siguiente tenga alguna oportunidad de romper el ciclo. Gracias a esas modificaciones el protagonista tiene libre albedrío.RUINAS/CRONOS</text:p>
        </text:list-item>
        <text:list-item>
          <text:p text:style-name="P4">Prota es débil: El jugador es mucho más vulnerable que el gólem hostil porque fue dañado durante su captura.CRONOS</text:p>
        </text:list-item>
        <text:list-item>
          <text:p text:style-name="P4">Prota es instrumento: El plan de la civilización anterior es que eventualmente el protagonista encuentre a Cronos y lo libere para que pueda restaurarla.CRONOS</text:p>
        </text:list-item>
        <text:list-item>
          <text:p text:style-name="P4">Prota conserva memoria: El protagonista conserva la memoria porque es almacenada en <text:soft-page-break/>algún lugar (la isla secreta) y enviada a una nueva línea temporal.RUINAS</text:p>
        </text:list-item>
      </text:list>
      <text:p text:style-name="Standard"/>
      <text:p text:style-name="Standard"/>
      <text:p text:style-name="Standard">INFO MECÁNICA: salvo [EXCEPCIÓN], deberían aprenderse por experimentación</text:p>
      <text:list xml:id="list7293794573704765385" text:style-name="L7">
        <text:list-item>
          <text:p text:style-name="P7">Las personas que dan recompensas las dropean al morir</text:p>
        </text:list-item>
        <text:list-item>
          <text:p text:style-name="P7">El hacha se obtiene al salvar a la persona envenenada (o cuando la persona envenenada muere)</text:p>
        </text:list-item>
        <text:list-item>
          <text:p text:style-name="P7">Para salvar a la persona envenenada, hay que plantar las semillas del bosque en la plataforma eterna, y la persona se cura sola.</text:p>
        </text:list-item>
        <text:list-item>
          <text:p text:style-name="P7">No hay tiempo suficiente para poder salvar a la persona envenenada sin usar la plataforma eterna.</text:p>
        </text:list-item>
        <text:list-item>
          <text:p text:style-name="P7">El hacha puede usarse para convertir árboles en madera</text:p>
        </text:list-item>
        <text:list-item>
          <text:p text:style-name="P7">El hacha puede usarse para destruir al enemigo normal (lobo) pero no al élite (gólem)</text:p>
        </text:list-item>
        <text:list-item>
          <text:p text:style-name="P7">El hacha puede usarse para matar NPC</text:p>
        </text:list-item>
        <text:list-item>
          <text:p text:style-name="P7">[PARA CADA OBJETO: OBTENCIÓN Y POSIBLES USOS]</text:p>
        </text:list-item>
        <text:list-item>
          <text:p text:style-name="P7">En el desierto te hundes en la arena pero no en la piedra</text:p>
        </text:list-item>
        <text:list-item>
          <text:p text:style-name="P7">En el bosque, para llegar a cada destino en el tiempo óptimo tienes que saber que direcciones tomar en cada cruce.</text:p>
        </text:list-item>
        <text:list-item>
          <text:p text:style-name="P7">El hielo natural resbala y te obliga a moverte en la dirección que lo tomas. Además se resquebraja al pasar por él, y si lo pisas de nuevo se rompe (y caes al vacío). Para llegar a los posibles destinos del hielo, debes conocer los pasos a seguir.</text:p>
        </text:list-item>
        <text:list-item>
          <text:p text:style-name="P7">Para poder entrar en la sala del tesoro de la fortaleza, necesitas activar los interruptores de cada lado.</text:p>
        </text:list-item>
        <text:list-item>
          <text:p text:style-name="P7">La causa de la erupción del volcán se encuentra en el cráter. El acceso está completamente bloqueado por roca. Para llegar tendrás que abrirte paso destruyendo numerosas rocas, o bien hallando la forma de atravesarlas. [EXCEPCIÓN]</text:p>
        </text:list-item>
        <text:list-item>
          <text:p text:style-name="P7">No hay suficientes bombas normales como para llegar hasta el cráter.</text:p>
        </text:list-item>
        <text:list-item>
          <text:p text:style-name="P7">La causa del bucle temporal se halla en la isla secreta, a cierta distancia al este de la isla (desde las ruinas del bosque). Para ir, necesitas la forma de cruzar sin ahogarte, ya sea creando algún tipo de superficie o con un medio de transporte alternativo. [EXCEPCIÓN]</text:p>
        </text:list-item>
        <text:list-item>
          <text:p text:style-name="P7">El barco de los científicos no volverá hasta más tarde de la erupción.</text:p>
        </text:list-item>
        <text:list-item>
          <text:p text:style-name="P7">La última casilla de la plataforma eterna conserva materia entre ciclos, al estar más alejada del volcán que la isla oculta. Para usarla, debes estar allí al final del ciclo, y tu siguiente yo podrá coger tu objeto [EXCEPCIÓN]</text:p>
        </text:list-item>
      </text:list>
      <text:p text:style-name="Standard"/>
      <text:p text:style-name="Standard"/>
      <text:p text:style-name="Standard">Personajes, y su [LUGAR]</text:p>
      <text:list xml:id="list235124936332066084" text:style-name="L8">
        <text:list-item>
          <text:p text:style-name="P8">Protagonista (gólem) [SANTUARIO]</text:p>
        </text:list-item>
        <text:list-item>
          <text:p text:style-name="P8">Enemigo (lobo) [CRUCE]</text:p>
        </text:list-item>
        <text:list-item>
          <text:p text:style-name="P8">Carpintero [PUENTE]</text:p>
        </text:list-item>
        <text:list-item>
          <text:p text:style-name="P8">Arqueólogo (deshidratado) [RUINAS SURESTE]</text:p>
        </text:list-item>
        <text:list-item>
          <text:p text:style-name="P8">Botánico (envenenado) [HUERTO]</text:p>
        </text:list-item>
        <text:list-item>
          <text:p text:style-name="P8">Químico [OASIS]</text:p>
        </text:list-item>
        <text:list-item>
          <text:p text:style-name="P8">Enemigo resistente (gólem hostil) [ENTRADA FORTALEZA A]</text:p>
        </text:list-item>
        <text:list-item>
          <text:p text:style-name="P8">[OTROS]</text:p>
        </text:list-item>
      </text:list>
      <text:p text:style-name="Standard"/>
      <text:p text:style-name="Standard"/>
      <text:p text:style-name="Standard">Herramientas/objetos y sus usos</text:p>
      <text:list xml:id="list8430533722172734973" text:style-name="L9">
        <text:list-item>
          <text:p text:style-name="P9">Hacha: dañar enemigo, cortar árboles, dañar personajes</text:p>
        </text:list-item>
        <text:list-item>
          <text:p text:style-name="P9">Bombas: dañar personajes, dañar terreno</text:p>
        </text:list-item>
        <text:list-item>
          <text:p text:style-name="P9">Levitador: atravesar agua, atravesar desierto</text:p>
        </text:list-item>
        <text:list-item>
          <text:p text:style-name="P9">Teleportador: atravesar agua (corto), atravesar terreno, atravesar enemigos</text:p>
        </text:list-item>
        <text:list-item>
          <text:p text:style-name="P9"><text:soft-page-break/>Congelador: atravesar agua, congelar enemigos</text:p>
        </text:list-item>
        <text:list-item>
          <text:p text:style-name="P9">Potenciador: dar + cargas (infinitas) a otros objetos (NO ES PORTÁTIL)</text:p>
        </text:list-item>
        <text:list-item>
          <text:p text:style-name="P9">Madera: construir puente</text:p>
        </text:list-item>
        <text:list-item>
          <text:p text:style-name="P9">Semilla curativa: hacer crecer planta curativa</text:p>
        </text:list-item>
        <text:list-item>
          <text:p text:style-name="P9">Agua de oasis: regar agua curativa</text:p>
        </text:list-item>
        <text:list-item>
          <text:p text:style-name="P9">Baya curativa: curar veneno</text:p>
        </text:list-item>
      </text:list>
      <text:p text:style-name="Standard"/>
      <text:p text:style-name="Standard"/>
      <text:p text:style-name="Standard">Posibles finales</text:p>
      <text:p text:style-name="Standard">Cada final añade tiene una dificultad orientativa (+X). Cuando mayor sea, más difícil es llegar a este final: menos caminos distintos hay, y se necesita mayor conocimiento sobre las herramientas. Cada final está definido por una palabra en MAYÚSCULAS.</text:p>
      <text:p text:style-name="Standard"/>
      <text:list xml:id="list5407898453134645773" text:style-name="L5">
        <text:list-item>
          <text:p text:style-name="P5">Finales A (Cráter)</text:p>
          <text:list>
            <text:list-item>
              <text:p text:style-name="P5">El protagonista convence a Gaia para que pare de matar (+1) ESPERANZA</text:p>
            </text:list-item>
            <text:list-item>
              <text:p text:style-name="P5">se sacrifica <text:s/>para evitar nuevas erupciones (+1) HEROÍSMO</text:p>
            </text:list-item>
            <text:list-item>
              <text:p text:style-name="P5">utiliza un objeto concreto para evitar nuevas erupciones (+2) TECNOLOGÍA</text:p>
            </text:list-item>
          </text:list>
        </text:list-item>
        <text:list-item>
          <text:p text:style-name="P5">Finales B (Isla ignota)</text:p>
          <text:list>
            <text:list-item>
              <text:p text:style-name="P5">El protagonista libera a Chronos (+1) SERVIDUMBRE</text:p>
            </text:list-item>
            <text:list-item>
              <text:p text:style-name="P5">mata a Chronos y deja que el ciclo siga (+1) FIDELIDAD</text:p>
            </text:list-item>
            <text:list-item>
              <text:p text:style-name="P5">lo convence de que deje a la civilización actual seguir su curso en lugar de dominarla (+1) APRENDIZAJE</text:p>
            </text:list-item>
            <text:list-item>
              <text:p text:style-name="P5">somete a Chronos para absorber su poder (+2) SUPREMACÍA</text:p>
            </text:list-item>
          </text:list>
        </text:list-item>
        <text:list-item>
          <text:p text:style-name="P5">Finales C (???? lo dejo así por si se me ocurre algo)</text:p>
        </text:list-item>
      </text:list>
      <text:p text:style-name="Standard"/>
      <text:p text:style-name="Standard"/>
      <text:p text:style-name="Standard">Cada uno de estos finales puede hacerse...</text:p>
      <text:list xml:id="list39730483" text:continue-numbering="true" text:style-name="L5">
        <text:list-item>
          <text:list>
            <text:list-item>
              <text:list>
                <text:list-item>
                  <text:p text:style-name="P5">… antes de que empiece la erupción (+1)</text:p>
                </text:list-item>
                <text:list-item>
                  <text:p text:style-name="P5">… después de que empiece la erupción (+0)</text:p>
                </text:list-item>
              </text:list>
            </text:list-item>
          </text:list>
        </text:list-item>
      </text:list>
      <text:p text:style-name="Standard"/>
      <text:p text:style-name="Standard"/>
      <text:p text:style-name="Standard">Además, en cada final pueden cumplirse o no una serie de quest independientes que son relevantes si la civilización actual sobrevive:</text:p>
      <text:list xml:id="list2880499086032686805" text:style-name="L6">
        <text:list-item>
          <text:p text:style-name="P6">¿Salvas a la persona envenenada? (+1)</text:p>
        </text:list-item>
        <text:list-item>
          <text:p text:style-name="P6">¿Rescatas a la persona atrapada en la isla? (+1)</text:p>
        </text:list-item>
        <text:list-item>
          <text:p text:style-name="P6">[Otras que se me ocurran más tar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10T18:20:19.36</meta:creation-date>
    <dc:date>2024-09-11T19:46:28.08</dc:date>
    <meta:editing-duration>P1DT1H26M9S</meta:editing-duration>
    <meta:editing-cycles>2</meta:editing-cycles>
    <meta:generator>OpenOffice/4.1.15$Win32 OpenOffice.org_project/4115m2$Build-9813</meta:generator>
    <meta:document-statistic meta:table-count="1" meta:image-count="0" meta:object-count="0" meta:page-count="5" meta:paragraph-count="202" meta:word-count="1969" meta:character-count="12072"/>
  </office:meta>
</office:document-meta>
</file>